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5299in" style:rel-column-width="3684*"/>
    </style:style>
    <style:style style:name="Table1.B" style:family="table-column">
      <style:table-column-properties style:column-width="0.5639in" style:rel-column-width="3920*"/>
    </style:style>
    <style:style style:name="Table1.C" style:family="table-column">
      <style:table-column-properties style:column-width="1.6708in" style:rel-column-width="11617*"/>
    </style:style>
    <style:style style:name="Table1.D" style:family="table-column">
      <style:table-column-properties style:column-width="1.0556in" style:rel-column-width="7339*"/>
    </style:style>
    <style:style style:name="Table1.E" style:family="table-column">
      <style:table-column-properties style:column-width="1.4083in" style:rel-column-width="9792*"/>
    </style:style>
    <style:style style:name="Table1.F" style:family="table-column">
      <style:table-column-properties style:column-width="0.5167in" style:rel-column-width="3592*"/>
    </style:style>
    <style:style style:name="Table1.G" style:family="table-column">
      <style:table-column-properties style:column-width="3.6806in" style:rel-column-width="2559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 and Accountability Report</text:p>
      <text:p text:style-name="P3"/>
      <text:p text:style-name="P3">Developer’s Group Name: NoIdea</text:p>
      <text:p text:style-name="P3">Project Name: CalendarHub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6" office:value-type="string">
            <text:p text:style-name="P5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Implementation Plan</text:p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Create User Account]</text:p>
          </table:table-cell>
          <table:table-cell table:style-name="Table1.B2" office:value-type="string">
            <text:p text:style-name="P4">Jan Daniel Laborada</text:p>
          </table:table-cell>
          <table:table-cell table:style-name="Table1.B2" office:value-type="string">
            <text:p text:style-name="P4">Source Code</text:p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Create User Account]</text:p>
          </table:table-cell>
          <table:table-cell table:style-name="Table1.B2" office:value-type="string">
            <text:p text:style-name="P4">Diane Recuerdp</text:p>
          </table:table-cell>
          <table:table-cell table:style-name="Table1.B2" office:value-type="string">
            <text:p text:style-name="P4">Test Scorecard Result</text:p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>Use Test Scorecard done in CS 191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[Create User Account]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Code Review Result</text:p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Sprint Review Document</text:p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Sprint Retrospect Document</text:p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5">2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What?]*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What?]*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[What?]*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Other activities... (Review with Client)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</table:table>
      <text:p text:style-name="P2"><office:annotation><dc:date>2015-01-27T13:39:14.84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7-02-03T23:59:25.79</dc:date>
    <meta:editing-duration>PT3H47M12S</meta:editing-duration>
    <meta:editing-cycles>21</meta:editing-cycles>
    <meta:generator>OpenOffice/4.1.1$Win32 OpenOffice.org_project/411m6$Build-9775</meta:generator>
    <meta:document-statistic meta:table-count="1" meta:image-count="0" meta:object-count="0" meta:page-count="1" meta:paragraph-count="45" meta:word-count="147" meta:character-count="960"/>
    <dc:creator>UPD </dc:creator>
  </office:meta>
</office:document-meta>
</file>